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5.228cm" fo:min-width="5.57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5.034cm" fo:min-width="5.3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ed1c24" fo:font-size="20pt" fo:font-weight="bold"/>
    </style:style>
    <style:style style:name="P5" style:family="paragraph">
      <loext:graphic-properties draw:fill="none" draw:fill-color="#ffffff"/>
      <style:text-properties fo:color="#3465a4" fo:font-size="20pt" fo:font-weight="bold"/>
    </style:style>
    <style:style style:name="P6" style:family="paragraph">
      <loext:graphic-properties draw:fill="none" draw:fill-color="#ffffff"/>
      <style:text-properties fo:color="#00a65d" fo:font-size="20pt" fo:font-weight="bold"/>
    </style:style>
    <style:style style:name="T1" style:family="text">
      <style:text-properties fo:color="#ed1c24" fo:font-size="20pt" fo:font-weight="bold"/>
    </style:style>
    <style:style style:name="T2" style:family="text">
      <style:text-properties fo:font-variant="normal" fo:text-transform="none" fo:color="#ed1c24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465a4" fo:font-size="20pt" fo:font-weight="bold"/>
    </style:style>
    <style:style style:name="T4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125cm" svg:height="0.962cm" svg:x="5.55cm" svg:y="4.538cm">
            <draw:text-box>
              <text:p>service</text:p>
            </draw:text-box>
          </draw:frame>
          <draw:frame draw:style-name="gr1" draw:text-style-name="P1" draw:layer="layout" svg:width="2.275cm" svg:height="0.962cm" svg:x="5.05cm" svg:y="6.125cm">
            <draw:text-box>
              <text:p>event</text:p>
            </draw:text-box>
          </draw:frame>
          <draw:frame draw:style-name="gr1" draw:text-style-name="P1" draw:layer="layout" svg:width="1.625cm" svg:height="0.962cm" svg:x="1.175cm" svg:y="5.038cm">
            <draw:text-box>
              <text:p>util</text:p>
            </draw:text-box>
          </draw:frame>
          <draw:frame draw:style-name="gr1" draw:text-style-name="P1" draw:layer="layout" svg:width="3.875cm" svg:height="0.962cm" svg:x="1.675cm" svg:y="3cm">
            <draw:text-box>
              <text:p>selection</text:p>
            </draw:text-box>
          </draw:frame>
          <draw:frame draw:style-name="gr1" draw:text-style-name="P1" draw:layer="layout" svg:width="3.125cm" svg:height="0.962cm" svg:x="9.275cm" svg:y="4.551cm">
            <draw:text-box>
              <text:p>plugin</text:p>
            </draw:text-box>
          </draw:frame>
          <draw:frame draw:style-name="gr1" draw:text-style-name="P1" draw:layer="layout" svg:width="3.125cm" svg:height="0.962cm" svg:x="9.275cm" svg:y="8.676cm">
            <draw:text-box>
              <text:p>message</text:p>
            </draw:text-box>
          </draw:frame>
          <draw:frame draw:style-name="gr1" draw:text-style-name="P1" draw:layer="layout" svg:width="3.375cm" svg:height="0.962cm" svg:x="12.8cm" svg:y="10.663cm">
            <draw:text-box>
              <text:p>command</text:p>
            </draw:text-box>
          </draw:frame>
          <draw:custom-shape draw:style-name="gr2" draw:text-style-name="P2" draw:layer="layout" svg:width="8.725cm" svg:height="7.888cm" svg:x="0.175cm" svg:y="1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9.5cm" svg:height="8.375cm" svg:x="4.15cm" svg:y="2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8.4cm" svg:height="7.612cm" svg:x="8.9cm" svg:y="6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9.75cm" svg:height="1.825cm" svg:x="7.675cm" svg:y="1.8cm">
            <draw:text-box>
              <text:p text:style-name="P3"><text:span text:style-name="T1">Keyple Core </text:span><text:span text:style-name="T2">API </text:span><text:span text:style-name="T1"><text:s/>–</text:span></text:p>
              <text:p text:style-name="P3"><text:span text:style-name="T1">for plugin </text:span></text:p>
            </draw:text-box>
          </draw:frame>
          <draw:frame draw:style-name="gr5" draw:text-style-name="P5" draw:layer="layout" svg:width="17.928cm" svg:height="1.825cm" svg:x="-0.003cm" svg:y="0cm">
            <draw:text-box>
              <text:p><text:span text:style-name="T3">Keyple Core API – for generic application</text:span></text:p>
            </draw:text-box>
          </draw:frame>
          <draw:frame draw:style-name="gr5" draw:text-style-name="P6" draw:layer="layout" svg:width="10.675cm" svg:height="1.825cm" svg:x="-0.075cm" svg:y="11.3cm">
            <draw:text-box>
              <text:p><text:span text:style-name="T4">Keyple Core API – for</text:span></text:p>
              <text:p><text:span text:style-name="T4">smart card solution librar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20-12-17T16:18:48.564000000</dc:date>
    <meta:editing-duration>PT24M2S</meta:editing-duration>
    <meta:editing-cycles>10</meta:editing-cycles>
    <meta:generator>LibreOffice/6.0.6.2$Windows_X86_64 LibreOffice_project/0c292870b25a325b5ed35f6b45599d2ea4458e77</meta:generator>
    <meta:document-statistic meta:object-count="14"/>
  </office:meta>
</office:document-meta>
</file>